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left="0cm" fo:margin-right="0cm" fo:text-indent="0cm" style:auto-text-indent="false"/>
      <style:text-properties fo:font-weight="bold"/>
    </style:style>
    <style:style style:name="P2" style:family="paragraph" style:parent-style-name="Heading_20_5">
      <style:text-properties fo:font-weight="bold"/>
    </style:style>
    <style:style style:name="P3" style:family="paragraph" style:parent-style-name="Text_20_body">
      <style:paragraph-properties fo:margin-left="0cm" fo:margin-right="0cm" fo:text-align="justify" style:justify-single-word="false" fo:text-indent="0cm" style:auto-text-indent="false"/>
    </style:style>
    <style:style style:name="P4" style:family="paragraph" style:parent-style-name="Text_20_body" style:list-style-name="L1">
      <style:paragraph-properties fo:margin-left="0cm" fo:margin-right="0cm" fo:text-align="justify" style:justify-single-word="false"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5">NGINX</text:h>
      <text:p text:style-name="P3"><text:a xlink:type="simple" xlink:href="https://www.nginx.com/resources/glossary/nginx/" office:target-frame-name="_blank" xlink:show="new" text:style-name="Internet_20_link" text:visited-style-name="Visited_20_Internet_20_Link">NGINX</text:a> es un software de servidor web de código abierto, el cual inicialmente funcionaba en servidores web HTTP; hoy en día también sirve como proxy inverso, balanceador de carga HTTP y proxy de <text:a xlink:type="simple" xlink:href="https://www.hostinger.es/correo-profesional" text:style-name="Internet_20_link" text:visited-style-name="Visited_20_Internet_20_Link">correo</text:a> electrónico para IMAP, POP3 y SMTP. Lanzado oficialmente en octubre de 2004, su creador, Igor Sysoev, comenzó el proyecto un par de años antes como un intento de solucionar el <text:a xlink:type="simple" xlink:href="https://es.wikipedia.org/wiki/Problema_C10k" office:target-frame-name="_blank" xlink:show="new" text:style-name="Internet_20_link" text:visited-style-name="Visited_20_Internet_20_Link">problema C10k</text:a>, el reto de gestionar diez mil conexiones al mismo tiempo: hoy día, los servidores web ya tienen que manejar un número aun más grande de conexiones.</text:p>
      <text:p text:style-name="P3">NGINX ofrece una arquitectura asíncrona y controlada por eventos, característica que lo hace uno de los servidores más confiables para velocidad y escalabilidad. Debido a su excelente capacidad para manejar muchas conexiones y su velocidad, muchos sitios web de alto tráfico usan el servicio de NGINX, entre ellos Google, Netflix, Adobe, Cloudflare, WordPress.com...</text:p>
      <text:h text:style-name="P1" text:outline-level="5">Funcionamiento</text:h>
      <text:p text:style-name="P3">Los servidores web tradicionales crean un solo hilo para cada solicitud, pero NGINX no funciona de esa manera, sino que los hilos similares se administran bajo un proceso de trabajo, y cada proceso de trabajo contiene unidades más pequeñas llamadas conexiones de trabajo. Toda esta unidad es la responsable de manejar los hilos de las solicitudes. Las conexiones de trabajo entregan las solicitudes a un proceso de trabajo, que también lo enviará en su turno al proceso maestro. Finalmente, el proceso maestro proporciona el resultado de esas solicitudes. Puede parecer simple, pero una conexión de trabajo puede atender hasta 1024 solicitudes similares. Debido a ello, NGINX puede procesar miles de solicitudes sin ninguna dificultad y es una excelente opción para sitios web con mucho tráfico como comercio electrónico, motores de búsqueda y almacenamiento en la nube.</text:p>
      <text:h text:style-name="P1" text:outline-level="5">NGINX vs Apache</text:h>
      <text:list text:style-name="L1">
        <text:list-item>
          <text:p text:style-name="P4"><text:span text:style-name="Strong_20_Emphasis">Compatibilidad del sistema operativo: </text:span>La compatibilidad es uno de los pequeños detalles que se debería tener en cuenta a la hora de elegir el software. Tanto NGINX como Apache pueden ejecutarse en muchos sistemas operativos que soportan el sistema Unix. Desafortunadamente, el rendimiento de NGINX en Windows no es tan bueno como en otras plataformas.</text:p>
        </text:list-item>
        <text:list-item>
          <text:p text:style-name="P4"><text:span text:style-name="Strong_20_Emphasis">Soporte al usuario: </text:span>Los usuarios, que van desde aficionados hasta profesionales, siempre necesitan una buena comunidad que les pueda ayudar cuando se enfrenten a problemas. Si bien NGINX y Apache tienen soporte por correo y un foro de Stack Overflow, Apache carece de soporte por parte de su compañía, la Apache Foundation.</text:p>
        </text:list-item>
        <text:list-item>
          <text:p text:style-name="P4"><text:span text:style-name="Strong_20_Emphasis">Rendimiento: </text:span>NGINX puede ejecutar simultáneamente 1000 conexiones de contenido estático dos veces más rápido que Apache y usa un poco menos de memoria. Sin embargo, cuando se comparan por su rendimiento en la ejecución de contenido dinámico, ambos tienen la misma velocidad. NGINX es una mejor opción para aquellos que tienen un sitio web más estático.</text:p>
        </text:list-item>
      </text:list>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20:28:00.967000000</meta:creation-date>
    <dc:date>2025-03-23T20:28:09.631000000</dc:date>
    <meta:editing-duration>PT10S</meta:editing-duration>
    <meta:editing-cycles>1</meta:editing-cycles>
    <meta:document-statistic meta:table-count="0" meta:image-count="0" meta:object-count="0" meta:page-count="1" meta:paragraph-count="10" meta:word-count="452" meta:character-count="2839" meta:non-whitespace-character-count="2398"/>
    <meta:generator>LibreOffice/24.2.4.2$Windows_X86_64 LibreOffice_project/51a6219feb6075d9a4c46691dcfe0cd9c4fff3c2</meta:generator>
  </office:meta>
</office:document-meta>
</file>